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346,842,094,174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28,480,867,143.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318,626,761,492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306,446,140,627.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97,483,247,100.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83,902,728,259.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61,920,509,949.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34,216,930,369.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08,368,726,860.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75,974,711,591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81,624,577,154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55,980,378,252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27,652,859,201.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07,419,961,717.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95,002,028,504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87,039,145,965.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84,307,291,974.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78,921,234,457.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83,669,693,589.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85,640,133,799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74,492,325,247.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94,106,183,450.3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94,648,084,428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6:12:02.41620394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6:39:08.249366469</dc:date>
    <meta:editing-duration>PT5H30M27S</meta:editing-duration>
    <meta:editing-cycles>134</meta:editing-cycles>
    <meta:generator>LibreOffice/7.2.6.2$Linux_X86_64 LibreOffice_project/20$Build-2</meta:generator>
    <meta:document-statistic meta:table-count="1" meta:cell-count="48" meta:object-count="0"/>
  </office:meta>
</office:document-meta>
</file>